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2" table:number-columns-repeated="1017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Miozoa</text:p>
          </table:table-cell>
          <table:table-cell office:value-type="string">
            <text:p>, 4}</text:p>
          </table:table-cell>
          <table:table-cell table:formula="of:=[.A1]&amp;[.B1]&amp;[.C1]" office:value-type="string" office:string-value="{ Miozoa, 4}">
            <text:p>{ Miozoa, 4}</text:p>
          </table:table-cell>
          <table:table-cell table:style-name="ce1" office:value-type="string">
            <text:p>Presence of <text:a xlink:href="https://en.wikipedia.org/wiki/Pseudopodia">pseudopodia</text:a></text:p>
          </table:table-cell>
          <table:table-cell table:style-name="ce1" office:value-type="string">
            <text:p><text:a xlink:href="https://en.wikipedia.org/wiki/Amoeba_(genus)">Amoeba</text:a></text:p>
          </table:table-cell>
          <table:table-cell office:value-type="float" office:value="2400">
            <text:p>2400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Ciliophora</text:p>
          </table:table-cell>
          <table:table-cell office:value-type="string">
            <text:p>, 4}</text:p>
          </table:table-cell>
          <table:table-cell table:formula="of:=[.A2]&amp;[.B2]&amp;[.C2]" office:value-type="string" office:string-value="{ Ciliophora, 4}">
            <text:p>{ Ciliophora, 4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Gyrista</text:p>
          </table:table-cell>
          <table:table-cell office:value-type="string">
            <text:p>, 4}</text:p>
          </table:table-cell>
          <table:table-cell table:formula="of:=[.A3]&amp;[.B3]&amp;[.C3]" office:value-type="string" office:string-value="{ Gyrista, 4}">
            <text:p>{ Gyrista, 4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Bigyra</text:p>
          </table:table-cell>
          <table:table-cell office:value-type="string">
            <text:p>, 4}</text:p>
          </table:table-cell>
          <table:table-cell table:formula="of:=[.A4]&amp;[.B4]&amp;[.C4]" office:value-type="string" office:string-value="{ Bigyra, 4}">
            <text:p>{ Bigyra, 4}</text:p>
          </table:table-cell>
          <table:table-cell/>
          <table:table-cell table:style-name="ce1" office:value-type="string">
            <text:p>Presence of a colar of microvilli surrounding a <text:a xlink:href="https://en.wikipedia.org/wiki/Flagellum">flagellum</text:a></text:p>
          </table:table-cell>
          <table:table-cell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Cercozoa</text:p>
          </table:table-cell>
          <table:table-cell office:value-type="string">
            <text:p>, 4}</text:p>
          </table:table-cell>
          <table:table-cell table:formula="of:=[.A5]&amp;[.B5]&amp;[.C5]" office:value-type="string" office:string-value="{ Cercozoa, 4}">
            <text:p>{ Cercozoa, 4}</text:p>
          </table:table-cell>
          <table:table-cell table:style-name="ce1" office:value-type="string">
            <text:p>Presence of multiple cilia and a <text:a xlink:href="https://en.wikipedia.org/wiki/Cytostome">cytostome</text:a></text:p>
          </table:table-cell>
          <table:table-cell table:style-name="ce3" office:value-type="string">
            <text:p>Paramecium</text:p>
          </table:table-cell>
          <table:table-cell office:value-type="float" office:value="4500">
            <text:p>4500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Retaria</text:p>
          </table:table-cell>
          <table:table-cell office:value-type="string">
            <text:p>, 4}</text:p>
          </table:table-cell>
          <table:table-cell table:formula="of:=[.A6]&amp;[.B6]&amp;[.C6]" office:value-type="string" office:string-value="{ Retaria, 4}">
            <text:p>{ Retaria, 4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Cryptista</text:p>
          </table:table-cell>
          <table:table-cell office:value-type="string">
            <text:p>, 4}</text:p>
          </table:table-cell>
          <table:table-cell table:formula="of:=[.A7]&amp;[.B7]&amp;[.C7]" office:value-type="string" office:string-value="{ Cryptista, 4}">
            <text:p>{ Cryptista, 4}</text:p>
          </table:table-cell>
          <table:table-cell table:style-name="ce1" office:value-type="string">
            <text:p>Complex shells with one or more chambers</text:p>
          </table:table-cell>
          <table:table-cell table:style-name="ce1" office:value-type="string">
            <text:p>Forams</text:p>
          </table:table-cell>
          <table:table-cell office:value-type="string">
            <text:p>10000, 50000 extinct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Haptista</text:p>
          </table:table-cell>
          <table:table-cell office:value-type="string">
            <text:p>, 4}</text:p>
          </table:table-cell>
          <table:table-cell table:formula="of:=[.A8]&amp;[.B8]&amp;[.C8]" office:value-type="string" office:string-value="{ Haptista, 4}">
            <text:p>{ Haptista, 4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2" office:value-type="string">
            <text:p/>
          </table:table-cell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-11-2022</text:date>, <text:time>02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vosselmans</meta:initial-creator>
    <meta:creation-date>2022-11-30T02:20:15.36</meta:creation-date>
    <dc:date>2022-11-30T02:33:43.25</dc:date>
    <dc:creator>eric vosselmans</dc:creator>
    <meta:editing-duration>PT6M52S</meta:editing-duration>
    <meta:editing-cycles>2</meta:editing-cycles>
    <meta:generator>OpenOffice/4.1.3$Win32 OpenOffice.org_project/413m1$Build-9783</meta:generator>
    <meta:document-statistic meta:table-count="3" meta:cell-count="55" meta:object-count="0"/>
  </office:meta>
</office:document-meta>
</file>